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*[.C5]*[.C6]*[.C7]*[.C8]*[.C9]*[.C10]*[.C11]" office:value-type="float" office:value="192" calcext:value-type="float">
            <text:p>192</text:p>
          </table:table-cell>
          <table:table-cell/>
          <table:table-cell table:formula="of:=[.D4]*[.D5]*[.D6]*[.D7]*[.D8]*[.D9]*[.D10]*[.D11]+[.D13]" office:value-type="float" office:value="480006" calcext:value-type="float">
            <text:p>480006</text:p>
          </table:table-cell>
          <table:table-cell office:value-type="string" calcext:value-type="string">
            <text:p>entries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otal siz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</text:p>
          </table:table-cell>
          <table:table-cell table:formula="of:=[.F18]*1024*1024" office:value-type="float" office:value="52428800" calcext:value-type="float">
            <text:p>52428800</text:p>
          </table:table-cell>
          <table:table-cell office:value-type="string" calcext:value-type="string">
            <text:p>oct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 size for one entry</text:p>
          </table:table-cell>
          <table:table-cell table:number-columns-repeated="2"/>
          <table:table-cell table:style-name="ce1" table:formula="of:=[.H18]/[.E14]" office:value-type="float" office:value="109.2253013504" calcext:value-type="float">
            <text:p>109,23</text:p>
          </table:table-cell>
          <table:table-cell office:value-type="string" calcext:value-type="string">
            <text:p>octet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ize of one entry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octe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ax number of entry</text:p>
          </table:table-cell>
          <table:table-cell table:number-columns-repeated="2"/>
          <table:table-cell table:style-name="ce2" table:formula="of:=[.H18]/[.H25]" office:value-type="float" office:value="23831.2727272727" calcext:value-type="float">
            <text:p>23831</text:p>
          </table:table-cell>
          <table:table-cell office:value-type="string" calcext:value-type="string">
            <text:p>entrie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ize of one entry without games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octe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ax number of entry</text:p>
          </table:table-cell>
          <table:table-cell table:number-columns-repeated="2"/>
          <table:table-cell table:style-name="ce2" table:formula="of:=[.H18]/[.H30]" office:value-type="float" office:value="116508.444444444" calcext:value-type="float">
            <text:p>116508</text:p>
          </table:table-cell>
          <table:table-cell office:value-type="string" calcext:value-type="string">
            <text:p>ent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4:36:07.109294924</meta:creation-date>
    <dc:date>2019-11-12T17:49:30.640768977</dc:date>
    <meta:editing-duration>PT2H42M53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